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.getCoco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.jsFunction_makeWebContinuation( Object k , Object lastContinuation , int tt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.jsFunction_forwardTo( String uri , Object bizData , Object contin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.jsGet_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